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Regular1" svg:font-family="'Noto Sans CJK JP Regular'" style:font-pitch="variable"/>
    <style:font-face style:name="Noto Sans CJK JP Regular" svg:font-family="'Noto Sans CJK JP Regular'" style:font-adornments="Semibold" style:font-pitch="variable"/>
    <style:font-face style:name="Noto Sans CJK JP Regular2" svg:font-family="'Noto Sans CJK JP Regular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textarea-vertical-align="middle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style:font-name="Noto Sans CJK JP Regular1" fo:font-size="40pt" style:font-name-asian="Noto Sans CJK JP Regular1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Noto Sans CJK JP Regular1" fo:font-size="40pt" style:font-name-asian="Noto Sans CJK JP Regular1" style:font-size-asian="40pt" style:font-size-complex="40pt"/>
    </style:style>
    <style:style style:name="T1" style:family="text">
      <style:text-properties style:font-name="Noto Sans CJK JP Regular1" fo:font-size="40pt" style:font-name-asian="Noto Sans CJK JP Regular1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ibreOffice Kaigi 2016.12<text:line-break/>パネルディスカッション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登壇者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大森 規克さん</text:span><text:span text:style-name="T1">(Miyoshi Ohmori)</text:span></text:p>
              </text:list-item>
              <text:list-item>
                <text:p><text:span text:style-name="T1">渡辺 浩太郎さん</text:span><text:span text:style-name="T1">(Koutarou Watanabe)</text:span></text:p>
              </text:list-item>
              <text:list-item>
                <text:p><text:span text:style-name="T1">榎 真治さん</text:span><text:span text:style-name="T1">(Shinji Enok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お題その一</text:p>
          </draw:text-box>
        </draw:frame>
        <draw:frame presentation:style-name="pr7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4"><text:span text:style-name="T1">ODF</text:span><text:span text:style-name="T1">を組織に導入するということ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Adoption of LibreOffice to your organization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</text:p>
          </draw:text-box>
        </draw:frame>
        <draw:frame presentation:style-name="pr7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4"><text:span text:style-name="T1">ODF</text:span><text:span text:style-name="T1">を組織に導入することのメリット</text:span></text:p>
                <text:p text:style-name="P4"><text:span text:style-name="T1"/></text:p>
              </text:list-item>
              <text:list-item>
                <text:p text:style-name="P4"><text:span text:style-name="T1">Benefits of adoption of LibreOffice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2</text:p>
          </draw:text-box>
        </draw:frame>
        <draw:frame presentation:style-name="pr7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4"><text:span text:style-name="T1">ODF</text:span><text:span text:style-name="T1">を組織に導入することの注意点</text:span></text:p>
                <text:p text:style-name="P4"><text:span text:style-name="T1"/></text:p>
              </text:list-item>
              <text:list-item>
                <text:p text:style-name="P4"><text:span text:style-name="T1">Checkpoints / Pitfalls of adoption of LibreOff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お題その二</text:p>
          </draw:text-box>
        </draw:frame>
        <draw:frame presentation:style-name="pr7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4"><text:span text:style-name="T1">LibreOffice</text:span><text:span text:style-name="T1">で何をやっている</text:span><text:span text:style-name="T1">/</text:span><text:span text:style-name="T1">やっていきたいか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What are you doing / want to do with LibreOffic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お題その二 渡辺さんの回答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2">
              <text:list-item>
                <text:p>仕事ファイルを操作するオフィスソフトとして運用している</text:p>
              </text:list-item>
              <text:list-item>
                <text:p>BASEのクエリーを使ってデータ連結する機会が多い</text:p>
              </text:list-item>
              <text:list-item>
                <text:p>ソフトメーカーの方針変更等に左右されないファイル運用の実現</text:p>
              </text:list-item>
              <text:list-item>
                <text:p>特定のOSやソフトに束縛されない機器選択の自由確保</text:p>
              </text:list-item>
              <text:list-item>
                <text:p>追加費用負担の無いデータ運用環境の構築</text:p>
              </text:list-item>
              <text:list-item>
                <text:p>お互いがお互いの得意なソフトでデータ運用できる環境の構築</text:p>
                <text:list>
                  <text:list-item>
                    <text:p>特定のOSやソフトを要求する「しばり」からの脱却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Regular1" svg:font-family="'Noto Sans CJK JP Regular'" style:font-pitch="variable"/>
    <style:font-face style:name="Noto Sans CJK JP Regular" svg:font-family="'Noto Sans CJK JP Regular'" style:font-adornments="Semibold" style:font-pitch="variable"/>
    <style:font-face style:name="Noto Sans CJK JP Regular2" svg:font-family="'Noto Sans CJK JP Regular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番号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12:33:34.208784641</meta:creation-date>
    <meta:editing-duration>PT40M21S</meta:editing-duration>
    <meta:editing-cycles>14</meta:editing-cycles>
    <meta:generator>LibreOffice/5.2.3.2$Linux_X86_64 LibreOffice_project/20m0$Build-2</meta:generator>
    <meta:initial-creator>小笠原 徳彦</meta:initial-creator>
    <dc:date>2016-12-11T21:49:42.303558685</dc:date>
    <dc:creator>小笠原 徳彦</dc:creator>
    <meta:document-statistic meta:object-count="6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